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adornments="Regular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60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2.6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25" style:family="graphic" style:parent-style-name="objectwithoutfill">
      <style:graphic-properties draw:marker-end="Arrowheads_20_61" draw:marker-end-width="0.3cm" draw:fill="none" draw:textarea-vertical-align="middle"/>
    </style:style>
    <style:style style:name="gr26" style:family="graphic" style:parent-style-name="objectwithoutfill">
      <style:graphic-properties draw:marker-end="Arrowheads_20_62" draw:marker-end-width="0.3cm" draw:fill="none" draw:textarea-vertical-align="middle"/>
    </style:style>
    <style:style style:name="gr27" style:family="graphic" style:parent-style-name="objectwithoutfill">
      <style:graphic-properties draw:marker-end="Arrowheads_20_5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9" style:family="graphic" style:parent-style-name="objectwithoutfill">
      <style:graphic-properties draw:marker-end="Arrowheads_20_53" draw:fill="none" draw:textarea-vertical-align="middle"/>
    </style:style>
    <style:style style:name="gr30" style:family="graphic" style:parent-style-name="objectwithoutfill">
      <style:graphic-properties draw:marker-end="Arrowheads_20_54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62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54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11.6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8.3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90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7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983cm"/>
      <style:paragraph-properties style:writing-mode="lr-tb"/>
    </style:style>
    <style:style style:name="gr40" style:family="graphic" style:parent-style-name="objectwithoutfill">
      <style:graphic-properties draw:marker-end="Arrowheads_20_55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1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3.945cm"/>
      <style:paragraph-properties style:writing-mode="lr-tb"/>
    </style:style>
    <style:style style:name="gr43" style:family="graphic" style:parent-style-name="objectwithoutfill">
      <style:graphic-properties draw:marker-end="Arrowheads_20_56" draw:marker-end-width="0.3cm"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0.766cm" fo:min-width="7.79cm"/>
      <style:paragraph-properties style:writing-mode="lr-tb"/>
    </style:style>
    <style:style style:name="gr45" style:family="graphic" style:parent-style-name="objectwithoutfill">
      <style:graphic-properties draw:marker-end="Arrowheads_20_58" draw:marker-end-width="0.3cm" draw:fill="none" draw:textarea-vertical-align="middle"/>
    </style:style>
    <style:style style:name="gr46" style:family="graphic" style:parent-style-name="objectwithoutfill">
      <style:graphic-properties draw:marker-end="Arrowheads_20_59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3.56cm" fo:min-width="2.04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3.56cm" fo:min-width="1.40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766cm" fo:min-width="2.67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766cm" fo:min-width="2.6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18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5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52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8.1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o Mono2" fo:font-size="10.5pt" fo:font-style="normal" fo:font-weight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Go Mono2" fo:font-size="10.5pt" fo:font-style="normal" fo:font-weight="normal"/>
    </style:style>
    <style:style style:name="P4" style:family="paragraph">
      <loext:graphic-properties draw:fill="none"/>
      <style:paragraph-properties fo:text-align="center"/>
      <style:text-properties style:font-name="Go Mono2" fo:font-size="10.5pt" fo:font-style="normal" fo:font-weight="normal"/>
    </style:style>
    <style:style style:name="P5" style:family="paragraph">
      <loext:graphic-properties draw:fill-color="#000000"/>
      <style:paragraph-properties fo:text-align="center"/>
      <style:text-properties style:font-name="Go Mono2" fo:font-size="10.5pt" fo:font-style="normal" fo:font-weight="normal"/>
    </style:style>
    <style:style style:name="P6" style:family="paragraph">
      <loext:graphic-properties draw:fill="none" draw:fill-color="#ffffff"/>
      <style:paragraph-properties style:writing-mode="lr-tb"/>
      <style:text-properties style:font-name="Go Mono2" fo:font-size="10.5pt" fo:font-style="normal" fo:font-weight="normal"/>
    </style:style>
    <style:style style:name="P7" style:family="paragraph">
      <style:paragraph-properties fo:text-align="center" style:writing-mode="lr-tb"/>
      <style:text-properties style:font-name="Go Mono2" fo:font-size="10.5pt" fo:font-style="normal" fo:font-weight="normal" style:font-size-asian="12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Go Mono2" fo:font-size="10.5pt" fo:font-style="normal" fo:font-weight="normal" style:font-size-asian="12pt" style:font-size-complex="18pt"/>
    </style:style>
    <style:style style:name="P9" style:family="paragraph">
      <loext:graphic-properties draw:fill-color="#000000"/>
      <style:paragraph-properties fo:text-align="center" style:writing-mode="lr-tb"/>
      <style:text-properties style:font-name="Go Mono2" fo:font-size="10.5pt" fo:font-style="normal" fo:font-weight="normal" style:font-size-asian="12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Go Mono2" fo:font-size="16pt" fo:font-style="normal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Go Mono2" fo:font-size="10.5pt"/>
    </style:style>
    <style:style style:name="P12" style:family="paragraph">
      <loext:graphic-properties draw:fill="none" draw:fill-color="#ffffff"/>
      <style:paragraph-properties style:writing-mode="lr-tb"/>
      <style:text-properties fo:color="#0f3cd5" loext:opacity="100%" style:font-name="Go Mono2" fo:font-size="12pt" fo:font-style="normal" style:text-underline-style="none" fo:font-weight="bold"/>
    </style:style>
    <style:style style:name="P13" style:family="paragraph">
      <loext:graphic-properties draw:fill="none" draw:fill-color="#ffffff"/>
      <style:paragraph-properties style:writing-mode="lr-tb"/>
      <style:text-properties style:font-name="Go Mono2" fo:font-size="10.5pt" fo:font-weight="normal"/>
    </style:style>
    <style:style style:name="P14" style:family="paragraph">
      <style:text-properties style:font-name="Go Mono2"/>
    </style:style>
    <style:style style:name="P15" style:family="paragraph">
      <loext:graphic-properties draw:fill="none" draw:fill-color="#ffffff"/>
      <style:text-properties style:font-name="Go Mono2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Go Mono2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Go Mono2" fo:font-size="10.5pt" fo:font-style="normal" fo:font-weight="normal" style:font-name-asian="Go Mono2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Go Mono2" fo:font-size="10.5pt" fo:font-style="normal" fo:font-weight="normal" style:font-name-asian="Go Mono2"/>
    </style:style>
    <style:style style:name="P20" style:family="paragraph">
      <loext:graphic-properties draw:fill="none" draw:fill-color="#ffffff"/>
      <style:paragraph-properties style:writing-mode="lr-tb"/>
      <style:text-properties style:font-name="Go Mono2" fo:font-size="8pt" fo:font-style="normal" fo:font-weight="normal" style:font-size-asian="8pt" style:font-size-complex="8pt"/>
    </style:style>
    <style:style style:name="T1" style:family="text">
      <style:text-properties style:font-name="Go Mono2" fo:font-size="10.5pt" fo:font-style="normal" fo:font-weight="normal"/>
    </style:style>
    <style:style style:name="T2" style:family="text">
      <style:text-properties style:font-name="Go Mono2" fo:font-size="10.5pt" fo:font-style="normal" fo:font-weight="normal" style:font-size-asian="12pt" style:font-size-complex="18pt"/>
    </style:style>
    <style:style style:name="T3" style:family="text">
      <style:text-properties style:font-name="Go Mono2" fo:font-size="16pt" fo:font-style="normal" fo:font-weight="normal" style:font-size-asian="20pt" style:font-weight-asian="normal" style:font-size-complex="20pt" style:font-weight-complex="normal"/>
    </style:style>
    <style:style style:name="T4" style:family="text">
      <style:text-properties style:font-name="Go Mono2" fo:font-size="10.5pt"/>
    </style:style>
    <style:style style:name="T5" style:family="text">
      <style:text-properties fo:color="#0f3cd5" loext:opacity="100%" style:font-name="Go Mono2" fo:font-size="12pt" fo:font-style="normal" style:text-underline-style="none" fo:font-weight="bold"/>
    </style:style>
    <style:style style:name="T6" style:family="text">
      <style:text-properties style:font-name="Go Mono2" fo:font-size="10.5pt" fo:font-weight="normal"/>
    </style:style>
    <style:style style:name="T7" style:family="text">
      <style:text-properties style:font-name="Go Mono2"/>
    </style:style>
    <style:style style:name="T8" style:family="text">
      <style:text-properties style:font-name="Go Mono2" fo:font-size="10pt" style:font-size-asian="10pt" style:font-size-complex="10pt"/>
    </style:style>
    <style:style style:name="T9" style:family="text">
      <style:text-properties style:font-name="Go Mono2" fo:font-size="10.5pt" fo:font-style="normal" fo:font-weight="normal" style:font-name-asian="Go Mono2"/>
    </style:style>
    <style:style style:name="T10" style:family="text">
      <style:text-properties style:font-name="Go Mono2" fo:font-size="8pt" fo:font-style="normal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6.08cm" svg:y="8.62cm">
          <text:p text:style-name="P1"><text:span text:style-name="T1">Oscil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14.335cm" svg:y="8.62cm">
          <text:p text:style-name="P1"><text:span text:style-name="T1">FD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3.54cm">
          <text:p text:style-name="P1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5.318cm">
          <text:p text:style-name="P1"><text:span text:style-name="T1">Envelop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cm" svg:y1="4.175cm" svg:x2="15.605cm" svg:y2="4.175cm">
          <text:p/>
        </draw:line>
        <draw:line draw:style-name="gr4" draw:text-style-name="P2" draw:layer="layout" svg:x1="7.985cm" svg:y1="4.175cm" svg:x2="7.985cm" svg:y2="6.969cm">
          <text:p/>
        </draw:line>
        <draw:g>
          <draw:custom-shape draw:style-name="gr5" draw:text-style-name="P3" draw:layer="layout" svg:width="0.762cm" svg:height="0.762cm" svg:x="7.604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985cm" svg:y1="7.223cm" svg:x2="7.985cm" svg:y2="7.477cm">
            <text:p/>
          </draw:line>
          <draw:line draw:style-name="gr3" draw:text-style-name="P4" draw:layer="layout" svg:x1="8.112cm" svg:y1="7.35cm" svg:x2="7.858cm" svg:y2="7.35cm">
            <text:p/>
          </draw:line>
        </draw:g>
        <draw:g>
          <draw:custom-shape draw:style-name="gr5" draw:text-style-name="P3" draw:layer="layout" svg:width="0.762cm" svg:height="0.762cm" svg:x="15.224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5.605cm" svg:y1="5.953cm" svg:x2="15.605cm" svg:y2="6.207cm">
            <text:p/>
          </draw:line>
          <draw:line draw:style-name="gr3" draw:text-style-name="P4" draw:layer="layout" svg:x1="15.732cm" svg:y1="6.08cm" svg:x2="15.478cm" svg:y2="6.08cm">
            <text:p/>
          </draw:line>
        </draw:g>
        <draw:custom-shape draw:style-name="gr6" draw:text-style-name="P5" draw:layer="layout" svg:width="0.254cm" svg:height="0.254cm" svg:x="7.858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605cm" svg:y1="4.175cm" svg:x2="15.605cm" svg:y2="5.699cm">
          <text:p/>
        </draw:line>
        <draw:line draw:style-name="gr4" draw:text-style-name="P2" draw:layer="layout" svg:x1="7.985cm" svg:y1="7.731cm" svg:x2="7.985cm" svg:y2="8.62cm">
          <text:p/>
        </draw:line>
        <draw:line draw:style-name="gr4" draw:text-style-name="P2" draw:layer="layout" svg:x1="15.605cm" svg:y1="6.461cm" svg:x2="15.605cm" svg:y2="8.62cm">
          <text:p/>
        </draw:line>
        <draw:line draw:style-name="gr4" draw:text-style-name="P2" draw:layer="layout" svg:x1="6.08cm" svg:y1="6.08cm" svg:x2="15.224cm" svg:y2="6.08cm">
          <text:p/>
        </draw:line>
        <draw:custom-shape draw:style-name="gr6" draw:text-style-name="P5" draw:layer="layout" svg:width="0.254cm" svg:height="0.254cm" svg:x="6.842cm" svg:y="5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969cm" svg:y1="7.35cm" svg:x2="7.604cm" svg:y2="7.344cm">
          <text:p/>
        </draw:line>
        <draw:line draw:style-name="gr3" draw:text-style-name="P2" draw:layer="layout" svg:x1="6.969cm" svg:y1="6.08cm" svg:x2="6.969cm" svg:y2="7.35cm">
          <text:p/>
        </draw:line>
        <draw:frame draw:style-name="gr7" draw:text-style-name="P6" draw:layer="layout" svg:width="1.823cm" svg:height="0.674cm" svg:x="20.05cm" svg:y="8.874cm">
          <draw:text-box>
            <text:p><text:span text:style-name="T1">Output</text:span></text:p>
          </draw:text-box>
        </draw:frame>
        <draw:custom-shape draw:style-name="gr8" draw:text-style-name="P7" draw:layer="layout" svg:width="2.54cm" svg:height="2.54cm" svg:x="10.526cm" svg:y="13.7cm">
          <text:p text:style-name="P7"><text:span text:style-name="T2">Feedback</text:span></text:p>
          <text:p text:style-name="P7"><text:span text:style-name="T2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17.00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18.27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20.81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4.81cm" svg:y1="17.51cm" svg:x2="6.969cm" svg:y2="17.51cm">
          <text:p/>
        </draw:line>
        <draw:custom-shape draw:style-name="gr11" draw:text-style-name="P9" draw:layer="layout" svg:width="0.254cm" svg:height="0.254cm" svg:x="5.93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08cm" svg:y1="21.32cm" svg:x2="8.874cm" svg:y2="21.32cm">
          <text:p/>
        </draw:line>
        <draw:line draw:style-name="gr12" draw:text-style-name="P8" draw:layer="layout" svg:x1="6.08cm" svg:y1="18.78cm" svg:x2="7.604cm" svg:y2="18.78cm">
          <text:p/>
        </draw:line>
        <draw:line draw:style-name="gr3" draw:text-style-name="P8" draw:layer="layout" svg:x1="6.057cm" svg:y1="17.51cm" svg:x2="6.057cm" svg:y2="19.415cm">
          <text:p/>
        </draw:line>
        <draw:custom-shape draw:style-name="gr11" draw:text-style-name="P9" draw:layer="layout" svg:width="0.254cm" svg:height="0.254cm" svg:x="5.93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057cm" svg:y1="20.685cm" svg:x2="6.057cm" svg:y2="21.32cm">
          <text:p/>
        </draw:line>
        <draw:line draw:style-name="gr13" draw:text-style-name="P8" draw:layer="layout" svg:x1="9.256cm" svg:y1="15.986cm" svg:x2="9.256cm" svg:y2="20.939cm">
          <text:p/>
        </draw:line>
        <draw:line draw:style-name="gr13" draw:text-style-name="P8" draw:layer="layout" svg:x1="7.986cm" svg:y1="14.335cm" svg:x2="7.986cm" svg:y2="18.399cm">
          <text:p/>
        </draw:line>
        <draw:line draw:style-name="gr13" draw:text-style-name="P8" draw:layer="layout" svg:x1="7.351cm" svg:y1="13.954cm" svg:x2="7.351cm" svg:y2="17.129cm">
          <text:p/>
        </draw:line>
        <draw:line draw:style-name="gr3" draw:text-style-name="P8" draw:layer="layout" svg:x1="10.526cm" svg:y1="13.954cm" svg:x2="7.351cm" svg:y2="13.954cm">
          <text:p/>
        </draw:line>
        <draw:line draw:style-name="gr3" draw:text-style-name="P8" draw:layer="layout" svg:x1="10.526cm" svg:y1="14.335cm" svg:x2="7.986cm" svg:y2="14.335cm">
          <text:p/>
        </draw:line>
        <draw:line draw:style-name="gr3" draw:text-style-name="P8" draw:layer="layout" svg:x1="10.526cm" svg:y1="15.986cm" svg:x2="9.256cm" svg:y2="15.986cm">
          <text:p/>
        </draw:line>
        <draw:line draw:style-name="gr10" draw:text-style-name="P8" draw:layer="layout" svg:x1="7.732cm" svg:y1="17.51cm" svg:x2="10.526cm" svg:y2="17.51cm">
          <text:p/>
        </draw:line>
        <draw:line draw:style-name="gr12" draw:text-style-name="P8" draw:layer="layout" svg:x1="8.367cm" svg:y1="18.78cm" svg:x2="10.526cm" svg:y2="18.78cm">
          <text:p/>
        </draw:line>
        <draw:line draw:style-name="gr12" draw:text-style-name="P8" draw:layer="layout" svg:x1="9.637cm" svg:y1="21.32cm" svg:x2="10.52cm" svg:y2="21.32cm">
          <text:p/>
        </draw:line>
        <draw:line draw:style-name="gr14" draw:text-style-name="P8" draw:layer="layout" svg:x1="13.065cm" svg:y1="21.32cm" svg:x2="20.685cm" svg:y2="21.32cm">
          <text:p/>
        </draw:line>
        <draw:line draw:style-name="gr10" draw:text-style-name="P8" draw:layer="layout" svg:x1="13.065cm" svg:y1="18.78cm" svg:x2="20.304cm" svg:y2="18.78cm">
          <text:p/>
        </draw:line>
        <draw:line draw:style-name="gr10" draw:text-style-name="P8" draw:layer="layout" svg:x1="13.065cm" svg:y1="17.51cm" svg:x2="20.304cm" svg:y2="17.51cm">
          <text:p/>
        </draw:line>
        <draw:line draw:style-name="gr15" draw:text-style-name="P8" draw:layer="layout" svg:x1="20.686cm" svg:y1="21.32cm" svg:x2="20.686cm" svg:y2="20.685cm">
          <text:p/>
        </draw:line>
        <draw:line draw:style-name="gr15" draw:text-style-name="P8" draw:layer="layout" svg:x1="20.686cm" svg:y1="19.669cm" svg:x2="20.686cm" svg:y2="19.161cm">
          <text:p/>
        </draw:line>
        <draw:line draw:style-name="gr15" draw:text-style-name="P8" draw:layer="layout" svg:x1="20.686cm" svg:y1="18.399cm" svg:x2="20.686cm" svg:y2="17.891cm">
          <text:p/>
        </draw:line>
        <draw:custom-shape draw:style-name="gr11" draw:text-style-name="P9" draw:layer="layout" svg:width="0.254cm" svg:height="0.254cm" svg:x="17.384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54cm" svg:height="0.254cm" svg:x="18.654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54cm" svg:height="0.254cm" svg:x="19.289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17.511cm" svg:y1="21.32cm" svg:x2="17.511cm" svg:y2="15.986cm">
          <text:p/>
        </draw:line>
        <draw:line draw:style-name="gr3" draw:text-style-name="P8" draw:layer="layout" svg:x1="18.781cm" svg:y1="18.78cm" svg:x2="18.781cm" svg:y2="14.335cm">
          <text:p/>
        </draw:line>
        <draw:line draw:style-name="gr3" draw:text-style-name="P8" draw:layer="layout" svg:x1="19.416cm" svg:y1="17.51cm" svg:x2="19.416cm" svg:y2="13.954cm">
          <text:p/>
        </draw:line>
        <draw:line draw:style-name="gr16" draw:text-style-name="P8" draw:layer="layout" svg:x1="17.51cm" svg:y1="15.986cm" svg:x2="13.066cm" svg:y2="15.986cm">
          <text:p/>
        </draw:line>
        <draw:line draw:style-name="gr16" draw:text-style-name="P8" draw:layer="layout" svg:x1="18.78cm" svg:y1="14.335cm" svg:x2="13.066cm" svg:y2="14.335cm">
          <text:p/>
        </draw:line>
        <draw:line draw:style-name="gr16" draw:text-style-name="P8" draw:layer="layout" svg:x1="19.415cm" svg:y1="13.954cm" svg:x2="13.066cm" svg:y2="13.954cm">
          <text:p/>
        </draw:line>
        <draw:line draw:style-name="gr16" draw:text-style-name="P8" draw:layer="layout" svg:x1="21.067cm" svg:y1="17.51cm" svg:x2="21.956cm" svg:y2="17.51cm">
          <text:p/>
        </draw:line>
        <draw:frame draw:style-name="gr17" draw:text-style-name="P10" draw:layer="layout" svg:width="0.921cm" svg:height="1.297cm" svg:x="5.667cm" svg:y="19.542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9.451cm" svg:y="14.689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15.82cm" svg:y="14.689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11.438cm" svg:y="19.542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20.296cm" svg:y="19.647cm">
          <draw:text-box>
            <text:p><text:span text:style-name="T3">⋮</text:span></text:p>
          </draw:text-box>
        </draw:frame>
        <draw:frame draw:style-name="gr18" draw:text-style-name="P11" draw:layer="layout" svg:width="1.603cm" svg:height="0.747cm" svg:x="3.159cm" svg:y="17.144cm">
          <draw:text-box>
            <text:p><text:span text:style-name="T4">Input</text:span></text:p>
          </draw:text-box>
        </draw:frame>
        <draw:frame draw:style-name="gr19" draw:text-style-name="P11" draw:layer="layout" svg:width="1.857cm" svg:height="0.747cm" svg:x="21.876cm" svg:y="17.178cm">
          <draw:text-box>
            <text:p><text:span text:style-name="T4">Output</text:span></text:p>
          </draw:text-box>
        </draw:frame>
        <draw:custom-shape draw:style-name="gr20" draw:text-style-name="P7" draw:layer="layout" svg:width="1.27cm" svg:height="1.016cm" svg:x="13.7cm" svg:y="20.81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20.81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3.7cm" svg:y="18.27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18.27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3.7cm" svg:y="17.00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17.00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7.614cm" svg:height="0.738cm" svg:x="3.53cm" svg:y="12.684cm">
          <draw:text-box>
            <text:p><text:span text:style-name="T5">Feedback Delay Network (FDN)</text:span></text:p>
          </draw:text-box>
        </draw:frame>
        <draw:frame draw:style-name="gr22" draw:text-style-name="P13" draw:layer="layout" svg:width="3.144cm" svg:height="1.097cm" svg:x="13.731cm" svg:y="21.955cm">
          <draw:text-box>
            <text:p><text:span text:style-name="T6">LP: Lowpass</text:span></text:p>
            <text:p><text:span text:style-name="T6">HP: Highpass</text:span></text:p>
          </draw:text-box>
        </draw:frame>
        <draw:frame draw:style-name="gr21" draw:text-style-name="P12" draw:layer="layout" svg:width="7.614cm" svg:height="0.738cm" svg:x="3.546cm" svg:y="2.524cm">
          <draw:text-box>
            <text:p><text:span text:style-name="T5">ClangSynth Voice</text:span></text:p>
          </draw:text-box>
        </draw:frame>
        <draw:frame draw:style-name="gr23" draw:text-style-name="P15" draw:layer="layout" svg:width="9.138cm" svg:height="1.225cm" svg:x="9.007cm" svg:y="2.524cm">
          <draw:text-box>
            <text:p text:style-name="P14"><text:span text:style-name="T7">LFO and Envelopes shares wavetable</text:span></text:p>
            <text:p text:style-name="P14"><text:span text:style-name="T7">between all voices.</text:span></text:p>
          </draw:text-box>
        </draw:frame>
        <draw:custom-shape draw:style-name="gr24" draw:text-style-name="P1" draw:layer="layout" svg:width="3.175cm" svg:height="1.27cm" svg:x="11.16cm" svg:y="6.715cm">
          <text:p text:style-name="P1"><text:span text:style-name="T1">AD Envelope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2.811cm" svg:y1="7.985cm" svg:x2="12.811cm" svg:y2="8.874cm">
          <text:p/>
        </draw:line>
        <draw:line draw:style-name="gr26" draw:text-style-name="P2" draw:layer="layout" svg:x1="11.541cm" svg:y1="9.255cm" svg:x2="14.335cm" svg:y2="9.255cm">
          <text:p/>
        </draw:line>
        <draw:custom-shape draw:style-name="gr24" draw:text-style-name="P1" draw:layer="layout" svg:width="3.175cm" svg:height="1.27cm" svg:x="16.875cm" svg:y="4.175cm">
          <text:p text:style-name="P1"><text:span text:style-name="T1">Release G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175cm" svg:height="1.27cm" svg:x="16.875cm" svg:y="6.715cm">
          <text:p text:style-name="P1"><text:span text:style-name="T1">EMA Filt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6.875cm" svg:y1="9.255cm" svg:x2="20.05cm" svg:y2="9.255cm">
          <text:p/>
        </draw:line>
        <draw:line draw:style-name="gr25" draw:text-style-name="P2" draw:layer="layout" svg:x1="18.526cm" svg:y1="7.985cm" svg:x2="18.526cm" svg:y2="8.874cm">
          <text:p/>
        </draw:line>
        <draw:custom-shape draw:style-name="gr28" draw:text-style-name="P16" draw:layer="layout" svg:width="0.762cm" svg:height="0.762cm" draw:transform="rotate (-1.5707963267949) translate (13.192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6" draw:layer="layout" svg:width="0.762cm" svg:height="0.762cm" draw:transform="rotate (-1.5707963267949) translate (18.907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18.526cm" svg:y1="5.445cm" svg:x2="18.526cm" svg:y2="6.715cm">
          <text:p/>
        </draw:line>
        <draw:custom-shape draw:style-name="gr1" draw:text-style-name="P1" draw:layer="layout" svg:width="3.81cm" svg:height="1.27cm" svg:x="6.08cm" svg:y="10.525cm">
          <text:p text:style-name="P1"><text:span text:style-name="T1">Impuls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6.969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35cm" svg:y1="17.383cm" svg:x2="7.35cm" svg:y2="17.637cm">
            <text:p/>
          </draw:line>
          <draw:line draw:style-name="gr3" draw:text-style-name="P4" draw:layer="layout" svg:x1="7.477cm" svg:y1="17.51cm" svg:x2="7.223cm" svg:y2="17.51cm">
            <text:p/>
          </draw:line>
        </draw:g>
        <draw:g>
          <draw:custom-shape draw:style-name="gr5" draw:text-style-name="P3" draw:layer="layout" svg:width="0.762cm" svg:height="0.762cm" svg:x="7.604cm" svg:y="1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985cm" svg:y1="18.653cm" svg:x2="7.985cm" svg:y2="18.907cm">
            <text:p/>
          </draw:line>
          <draw:line draw:style-name="gr3" draw:text-style-name="P4" draw:layer="layout" svg:x1="8.112cm" svg:y1="18.78cm" svg:x2="7.858cm" svg:y2="18.78cm">
            <text:p/>
          </draw:line>
        </draw:g>
        <draw:g>
          <draw:custom-shape draw:style-name="gr5" draw:text-style-name="P3" draw:layer="layout" svg:width="0.762cm" svg:height="0.762cm" svg:x="8.874cm" svg:y="20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9.255cm" svg:y1="21.193cm" svg:x2="9.255cm" svg:y2="21.447cm">
            <text:p/>
          </draw:line>
          <draw:line draw:style-name="gr3" draw:text-style-name="P4" draw:layer="layout" svg:x1="9.382cm" svg:y1="21.32cm" svg:x2="9.128cm" svg:y2="21.32cm">
            <text:p/>
          </draw:line>
        </draw:g>
        <draw:g>
          <draw:custom-shape draw:style-name="gr5" draw:text-style-name="P3" draw:layer="layout" svg:width="0.762cm" svg:height="0.762cm" svg:x="20.304cm" svg:y="1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0.685cm" svg:y1="18.653cm" svg:x2="20.685cm" svg:y2="18.907cm">
            <text:p/>
          </draw:line>
          <draw:line draw:style-name="gr3" draw:text-style-name="P4" draw:layer="layout" svg:x1="20.812cm" svg:y1="18.78cm" svg:x2="20.558cm" svg:y2="18.78cm">
            <text:p/>
          </draw:line>
        </draw:g>
        <draw:g>
          <draw:custom-shape draw:style-name="gr5" draw:text-style-name="P3" draw:layer="layout" svg:width="0.762cm" svg:height="0.762cm" svg:x="20.304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0.685cm" svg:y1="17.383cm" svg:x2="20.685cm" svg:y2="17.637cm">
            <text:p/>
          </draw:line>
          <draw:line draw:style-name="gr3" draw:text-style-name="P4" draw:layer="layout" svg:x1="20.812cm" svg:y1="17.51cm" svg:x2="20.558cm" svg:y2="17.51cm">
            <text:p/>
          </draw:line>
        </draw:g>
        <draw:g>
          <draw:custom-shape draw:style-name="gr5" draw:text-style-name="P3" draw:layer="layout" svg:width="0.762cm" svg:height="0.762cm" svg:x="10.77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1.16cm" svg:y1="9.128cm" svg:x2="11.16cm" svg:y2="9.382cm">
            <text:p/>
          </draw:line>
          <draw:line draw:style-name="gr3" draw:text-style-name="P4" draw:layer="layout" svg:x1="11.287cm" svg:y1="9.255cm" svg:x2="11.033cm" svg:y2="9.255cm">
            <text:p/>
          </draw:line>
        </draw:g>
        <draw:line draw:style-name="gr26" draw:text-style-name="P2" draw:layer="layout" svg:x1="9.89cm" svg:y1="9.255cm" svg:x2="10.779cm" svg:y2="9.255cm">
          <text:p/>
        </draw:line>
        <draw:line draw:style-name="gr26" draw:text-style-name="P2" draw:layer="layout" svg:x1="11.16cm" svg:y1="11.16cm" svg:x2="11.154cm" svg:y2="9.636cm">
          <text:p/>
        </draw:line>
        <draw:line draw:style-name="gr3" draw:text-style-name="P2" draw:layer="layout" svg:x1="9.89cm" svg:y1="11.16cm" svg:x2="11.16cm" svg:y2="11.16cm">
          <text:p/>
        </draw:line>
      </draw:page>
      <draw:page draw:name="page2" draw:style-name="dp1" draw:master-page-name="Default">
        <draw:line draw:style-name="gr29" draw:text-style-name="P2" draw:layer="layout" svg:x1="12.303cm" svg:y1="21.32cm" svg:x2="12.303cm" svg:y2="25.384cm">
          <text:p/>
        </draw:line>
        <draw:line draw:style-name="gr29" draw:text-style-name="P2" draw:layer="layout" svg:x1="16.113cm" svg:y1="21.32cm" svg:x2="16.113cm" svg:y2="25.384cm">
          <text:p/>
        </draw:line>
        <draw:line draw:style-name="gr30" draw:text-style-name="P2" draw:layer="layout" svg:x1="6.461cm" svg:y1="23.86cm" svg:x2="6.461cm" svg:y2="21.701cm">
          <text:p/>
        </draw:line>
        <draw:line draw:style-name="gr29" draw:text-style-name="P2" draw:layer="layout" svg:x1="23.733cm" svg:y1="25.765cm" svg:x2="20.304cm" svg:y2="25.765cm">
          <text:p/>
        </draw:line>
        <draw:frame draw:style-name="gr31" draw:text-style-name="P12" draw:layer="layout" svg:width="3.55cm" svg:height="0.738cm" svg:x="2.27cm" svg:y="3.705cm">
          <draw:text-box>
            <text:p><text:span text:style-name="T5">ParallelComb</text:span></text:p>
          </draw:text-box>
        </draw:frame>
        <draw:frame draw:style-name="gr32" draw:text-style-name="P12" draw:layer="layout" svg:width="8.122cm" svg:height="0.738cm" svg:x="2.27cm" svg:y="19.05cm">
          <draw:text-box>
            <text:p><text:span text:style-name="T5">Multi Tap Comb</text:span></text:p>
          </draw:text-box>
        </draw:frame>
        <draw:frame draw:style-name="gr33" draw:text-style-name="P6" draw:layer="layout" svg:width="2.043cm" svg:height="0.674cm" svg:x="2.743cm" svg:y="20.9cm">
          <draw:text-box>
            <text:p><text:span text:style-name="T1">Main In</text:span></text:p>
          </draw:text-box>
        </draw:frame>
        <draw:line draw:style-name="gr27" draw:text-style-name="P4" draw:layer="layout" svg:x1="4.81cm" svg:y1="21.32cm" svg:x2="6.08cm" svg:y2="21.32cm">
          <text:p/>
        </draw:line>
        <draw:frame draw:style-name="gr7" draw:text-style-name="P6" draw:layer="layout" svg:width="1.823cm" svg:height="0.674cm" svg:x="24.49cm" svg:y="20.912cm">
          <draw:text-box>
            <text:p><text:span text:style-name="T1">Output</text:span></text:p>
          </draw:text-box>
        </draw:frame>
        <draw:line draw:style-name="gr27" draw:text-style-name="P4" draw:layer="layout" svg:x1="6.842cm" svg:y1="21.32cm" svg:x2="9.255cm" svg:y2="21.32cm">
          <text:p/>
        </draw:line>
        <draw:line draw:style-name="gr27" draw:text-style-name="P4" draw:layer="layout" svg:x1="11.795cm" svg:y1="21.32cm" svg:x2="13.065cm" svg:y2="21.32cm">
          <text:p/>
        </draw:line>
        <draw:frame draw:style-name="gr34" draw:text-style-name="P11" draw:layer="layout" svg:width="12.169cm" svg:height="1.301cm" svg:x="7.604cm" svg:y="3.667cm">
          <draw:text-box>
            <text:p><text:span text:style-name="T4">Disabling oversampling bypasses up and down samplers.</text:span></text:p>
            <text:p><text:span text:style-name="T4"/></text:p>
          </draw:text-box>
        </draw:frame>
        <draw:custom-shape draw:style-name="gr2" draw:text-style-name="P1" draw:layer="layout" svg:width="2.54cm" svg:height="1.27cm" svg:x="9.255cm" svg:y="20.685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6.08cm" svg:y="20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6.461cm" svg:y1="21.193cm" svg:x2="6.461cm" svg:y2="21.447cm">
            <text:p/>
          </draw:line>
          <draw:line draw:style-name="gr3" draw:text-style-name="P4" draw:layer="layout" svg:x1="6.588cm" svg:y1="21.32cm" svg:x2="6.334cm" svg:y2="21.32cm">
            <text:p/>
          </draw:line>
        </draw:g>
        <draw:custom-shape draw:style-name="gr2" draw:text-style-name="P1" draw:layer="layout" svg:width="2.54cm" svg:height="1.27cm" svg:x="13.065cm" svg:y="20.685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4cm" svg:height="0.254cm" svg:x="12.17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4" draw:layer="layout" svg:x1="15.605cm" svg:y1="21.32cm" svg:x2="16.875cm" svg:y2="21.32cm">
          <text:p/>
        </draw:line>
        <draw:custom-shape draw:style-name="gr2" draw:text-style-name="P1" draw:layer="layout" svg:width="2.54cm" svg:height="1.27cm" svg:x="16.875cm" svg:y="20.685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4cm" svg:height="0.254cm" svg:x="15.98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4" draw:layer="layout" svg:x1="19.415cm" svg:y1="21.32cm" svg:x2="20.685cm" svg:y2="21.32cm">
          <text:p/>
        </draw:line>
        <draw:custom-shape draw:style-name="gr2" draw:text-style-name="P1" draw:layer="layout" svg:width="2.54cm" svg:height="1.27cm" svg:x="20.685cm" svg:y="20.685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4cm" svg:height="0.254cm" svg:x="19.79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" draw:layer="layout" svg:x1="19.923cm" svg:y1="21.32cm" svg:x2="19.923cm" svg:y2="25.384cm">
          <text:p/>
        </draw:line>
        <draw:g>
          <draw:custom-shape draw:style-name="gr5" draw:text-style-name="P3" draw:layer="layout" svg:width="0.762cm" svg:height="0.762cm" svg:x="11.922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2.303cm" svg:y1="25.638cm" svg:x2="12.303cm" svg:y2="25.892cm">
            <text:p/>
          </draw:line>
          <draw:line draw:style-name="gr3" draw:text-style-name="P4" draw:layer="layout" svg:x1="12.43cm" svg:y1="25.765cm" svg:x2="12.176cm" svg:y2="25.765cm">
            <text:p/>
          </draw:line>
        </draw:g>
        <draw:g>
          <draw:custom-shape draw:style-name="gr5" draw:text-style-name="P3" draw:layer="layout" svg:width="0.762cm" svg:height="0.762cm" svg:x="15.732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6.113cm" svg:y1="25.638cm" svg:x2="16.113cm" svg:y2="25.892cm">
            <text:p/>
          </draw:line>
          <draw:line draw:style-name="gr3" draw:text-style-name="P4" draw:layer="layout" svg:x1="16.24cm" svg:y1="25.765cm" svg:x2="15.986cm" svg:y2="25.765cm">
            <text:p/>
          </draw:line>
        </draw:g>
        <draw:line draw:style-name="gr27" draw:text-style-name="P4" draw:layer="layout" svg:x1="23.225cm" svg:y1="21.32cm" svg:x2="24.495cm" svg:y2="21.32cm">
          <text:p/>
        </draw:line>
        <draw:custom-shape draw:style-name="gr6" draw:text-style-name="P5" draw:layer="layout" svg:width="0.254cm" svg:height="0.254cm" svg:x="23.606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3.733cm" svg:y1="21.32cm" svg:x2="23.733cm" svg:y2="25.765cm">
          <text:p/>
        </draw:line>
        <draw:g>
          <draw:custom-shape draw:style-name="gr5" draw:text-style-name="P3" draw:layer="layout" svg:width="0.762cm" svg:height="0.762cm" svg:x="19.542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9.923cm" svg:y1="25.638cm" svg:x2="19.923cm" svg:y2="25.892cm">
            <text:p/>
          </draw:line>
          <draw:line draw:style-name="gr3" draw:text-style-name="P4" draw:layer="layout" svg:x1="20.05cm" svg:y1="25.765cm" svg:x2="19.796cm" svg:y2="25.765cm">
            <text:p/>
          </draw:line>
        </draw:g>
        <draw:line draw:style-name="gr29" draw:text-style-name="P2" draw:layer="layout" svg:x1="19.542cm" svg:y1="25.765cm" svg:x2="16.494cm" svg:y2="25.765cm">
          <text:p/>
        </draw:line>
        <draw:line draw:style-name="gr29" draw:text-style-name="P2" draw:layer="layout" svg:x1="15.732cm" svg:y1="25.765cm" svg:x2="12.684cm" svg:y2="25.765cm">
          <text:p/>
        </draw:line>
        <draw:frame draw:style-name="gr35" draw:text-style-name="P11" draw:layer="layout" svg:width="8.867cm" svg:height="1.097cm" svg:x="9.344cm" svg:y="19.207cm">
          <draw:text-box>
            <text:p><text:span text:style-name="T4">All 4 delays share a single buffer.</text:span></text:p>
            <text:p><text:span text:style-name="T4">Self Mod. signal modulates delay time.</text:span></text:p>
          </draw:text-box>
        </draw:frame>
        <draw:custom-shape draw:style-name="gr28" draw:text-style-name="P16" draw:layer="layout" svg:width="0.762cm" svg:height="0.762cm" svg:x="6.08cm" svg:y="22.3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17" draw:layer="layout" svg:width="2.28cm" svg:height="0.772cm" svg:x="4.048cm" svg:y="22.336cm">
          <draw:text-box>
            <text:p><text:span text:style-name="T8">Feedback</text:span></text:p>
          </draw:text-box>
        </draw:frame>
        <draw:custom-shape draw:style-name="gr9" draw:text-style-name="P1" draw:layer="layout" svg:width="2.54cm" svg:height="1.016cm" svg:x="11.16cm" svg:y="12.557cm">
          <text:p text:style-name="P1"><text:span text:style-name="T1">Highpas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4cm" svg:height="0.254cm" svg:x="6.334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" draw:layer="layout" svg:x1="10.525cm" svg:y1="23.86cm" svg:x2="10.525cm" svg:y2="21.955cm">
          <text:p/>
        </draw:line>
        <draw:line draw:style-name="gr30" draw:text-style-name="P2" draw:layer="layout" svg:x1="14.335cm" svg:y1="23.86cm" svg:x2="14.335cm" svg:y2="21.955cm">
          <text:p/>
        </draw:line>
        <draw:line draw:style-name="gr30" draw:text-style-name="P2" draw:layer="layout" svg:x1="18.145cm" svg:y1="23.86cm" svg:x2="18.145cm" svg:y2="21.955cm">
          <text:p/>
        </draw:line>
        <draw:line draw:style-name="gr30" draw:text-style-name="P2" draw:layer="layout" svg:x1="22.082cm" svg:y1="23.86cm" svg:x2="22.082cm" svg:y2="21.955cm">
          <text:p/>
        </draw:line>
        <draw:line draw:style-name="gr3" draw:text-style-name="P2" draw:layer="layout" svg:x1="4.81cm" svg:y1="23.86cm" svg:x2="22.082cm" svg:y2="23.86cm">
          <text:p/>
        </draw:line>
        <draw:custom-shape draw:style-name="gr6" draw:text-style-name="P5" draw:layer="layout" svg:width="0.254cm" svg:height="0.254cm" svg:x="10.398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4cm" svg:height="0.254cm" svg:x="14.208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4cm" svg:height="0.254cm" svg:x="18.018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762cm" svg:height="0.762cm" draw:transform="rotate (-1.5707963267949) translate (9.763cm 2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17" draw:layer="layout" svg:width="2.407cm" svg:height="0.772cm" svg:x="8.185cm" svg:y="24.241cm">
          <draw:text-box>
            <text:p><text:span text:style-name="T8">Self Mod.</text:span></text:p>
          </draw:text-box>
        </draw:frame>
        <draw:frame draw:style-name="gr38" draw:text-style-name="P6" draw:layer="layout" svg:width="2.263cm" svg:height="0.674cm" svg:x="2.523cm" svg:y="23.479cm">
          <draw:text-box>
            <text:p><text:span text:style-name="T1">Cross In</text:span></text:p>
          </draw:text-box>
        </draw:frame>
        <draw:line draw:style-name="gr27" draw:text-style-name="P4" draw:layer="layout" svg:x1="11.922cm" svg:y1="25.765cm" svg:x2="4.81cm" svg:y2="25.765cm">
          <text:p/>
        </draw:line>
        <draw:frame draw:style-name="gr39" draw:text-style-name="P6" draw:layer="layout" svg:width="2.483cm" svg:height="0.674cm" svg:x="2.303cm" svg:y="25.384cm">
          <draw:text-box>
            <text:p><text:span text:style-name="T1">Cross Out</text:span></text:p>
          </draw:text-box>
        </draw:frame>
        <draw:g>
          <draw:custom-shape draw:style-name="gr5" draw:text-style-name="P3" draw:layer="layout" svg:width="0.762cm" svg:height="0.762cm" svg:x="13.954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4.335cm" svg:y1="22.844cm" svg:x2="14.335cm" svg:y2="23.098cm">
            <text:p/>
          </draw:line>
          <draw:line draw:style-name="gr3" draw:text-style-name="P4" draw:layer="layout" svg:x1="14.462cm" svg:y1="22.971cm" svg:x2="14.208cm" svg:y2="22.971cm">
            <text:p/>
          </draw:line>
        </draw:g>
        <draw:line draw:style-name="gr40" draw:text-style-name="P2" draw:layer="layout" svg:x1="13.319cm" svg:y1="22.971cm" svg:x2="13.954cm" svg:y2="22.971cm">
          <text:p/>
        </draw:line>
        <draw:frame draw:style-name="gr41" draw:text-style-name="P6" draw:layer="layout" svg:width="1.016cm" svg:height="0.674cm" svg:x="12.43cm" svg:y="22.59cm">
          <draw:text-box>
            <text:p><text:span text:style-name="T1">t1</text:span></text:p>
          </draw:text-box>
        </draw:frame>
        <draw:g>
          <draw:custom-shape draw:style-name="gr5" draw:text-style-name="P3" draw:layer="layout" svg:width="0.762cm" svg:height="0.762cm" svg:x="17.764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8.145cm" svg:y1="22.844cm" svg:x2="18.145cm" svg:y2="23.098cm">
            <text:p/>
          </draw:line>
          <draw:line draw:style-name="gr3" draw:text-style-name="P4" draw:layer="layout" svg:x1="18.272cm" svg:y1="22.971cm" svg:x2="18.018cm" svg:y2="22.971cm">
            <text:p/>
          </draw:line>
        </draw:g>
        <draw:line draw:style-name="gr40" draw:text-style-name="P2" draw:layer="layout" svg:x1="17.129cm" svg:y1="22.971cm" svg:x2="17.764cm" svg:y2="22.971cm">
          <text:p/>
        </draw:line>
        <draw:frame draw:style-name="gr41" draw:text-style-name="P6" draw:layer="layout" svg:width="1.016cm" svg:height="0.674cm" svg:x="16.24cm" svg:y="22.59cm">
          <draw:text-box>
            <text:p><text:span text:style-name="T1">t2</text:span></text:p>
          </draw:text-box>
        </draw:frame>
        <draw:g>
          <draw:custom-shape draw:style-name="gr5" draw:text-style-name="P3" draw:layer="layout" svg:width="0.762cm" svg:height="0.762cm" svg:x="21.701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2.082cm" svg:y1="22.844cm" svg:x2="22.082cm" svg:y2="23.098cm">
            <text:p/>
          </draw:line>
          <draw:line draw:style-name="gr3" draw:text-style-name="P4" draw:layer="layout" svg:x1="22.209cm" svg:y1="22.971cm" svg:x2="21.955cm" svg:y2="22.971cm">
            <text:p/>
          </draw:line>
        </draw:g>
        <draw:line draw:style-name="gr40" draw:text-style-name="P2" draw:layer="layout" svg:x1="21.066cm" svg:y1="22.971cm" svg:x2="21.701cm" svg:y2="22.971cm">
          <text:p/>
        </draw:line>
        <draw:frame draw:style-name="gr41" draw:text-style-name="P6" draw:layer="layout" svg:width="1.016cm" svg:height="0.674cm" svg:x="20.177cm" svg:y="22.59cm">
          <draw:text-box>
            <text:p><text:span text:style-name="T1">t3</text:span></text:p>
          </draw:text-box>
        </draw:frame>
        <draw:g>
          <draw:custom-shape draw:style-name="gr5" draw:text-style-name="P3" draw:layer="layout" svg:width="0.762cm" svg:height="0.762cm" svg:x="10.144cm" svg:y="22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0.525cm" svg:y1="22.844cm" svg:x2="10.525cm" svg:y2="23.098cm">
            <text:p/>
          </draw:line>
          <draw:line draw:style-name="gr3" draw:text-style-name="P4" draw:layer="layout" svg:x1="10.652cm" svg:y1="22.971cm" svg:x2="10.398cm" svg:y2="22.971cm">
            <text:p/>
          </draw:line>
        </draw:g>
        <draw:line draw:style-name="gr40" draw:text-style-name="P2" draw:layer="layout" svg:x1="9.509cm" svg:y1="22.971cm" svg:x2="10.144cm" svg:y2="22.971cm">
          <text:p/>
        </draw:line>
        <draw:frame draw:style-name="gr41" draw:text-style-name="P6" draw:layer="layout" svg:width="1.016cm" svg:height="0.674cm" svg:x="8.62cm" svg:y="22.59cm">
          <draw:text-box>
            <text:p><text:span text:style-name="T1">t0</text:span></text:p>
          </draw:text-box>
        </draw:frame>
        <draw:line draw:style-name="gr27" draw:text-style-name="P4" draw:layer="layout" svg:x1="4.8cm" svg:y1="16.875cm" svg:x2="6.07cm" svg:y2="16.875cm">
          <text:p/>
        </draw:line>
        <draw:custom-shape draw:style-name="gr42" draw:text-style-name="P1" draw:layer="layout" svg:width="4.445cm" svg:height="1.016cm" svg:x="6.08cm" svg:y="11.287cm">
          <text:p text:style-name="P1"><text:span text:style-name="T1">Multi Tap Comb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3.7cm" svg:y1="13.065cm" svg:x2="14.462cm" svg:y2="13.065cm">
          <text:p/>
        </draw:line>
        <draw:line draw:style-name="gr27" draw:text-style-name="P4" draw:layer="layout" svg:x1="9.255cm" svg:y1="15.605cm" svg:x2="11.16cm" svg:y2="15.605cm">
          <text:p/>
        </draw:line>
        <draw:frame draw:style-name="gr33" draw:text-style-name="P6" draw:layer="layout" svg:width="2.043cm" svg:height="0.674cm" svg:x="2.762cm" svg:y="16.478cm">
          <draw:text-box>
            <text:p><text:span text:style-name="T1">R Input</text:span></text:p>
          </draw:text-box>
        </draw:frame>
        <draw:frame draw:style-name="gr33" draw:text-style-name="P6" draw:layer="layout" svg:width="2.043cm" svg:height="0.674cm" svg:x="2.752cm" svg:y="11.414cm">
          <draw:text-box>
            <text:p><text:span text:style-name="T1">L Input</text:span></text:p>
          </draw:text-box>
        </draw:frame>
        <draw:frame draw:style-name="gr38" draw:text-style-name="P6" draw:layer="layout" svg:width="2.263cm" svg:height="0.674cm" svg:x="18.778cm" svg:y="11.414cm">
          <draw:text-box>
            <text:p><text:span text:style-name="T1">L Output</text:span></text:p>
          </draw:text-box>
        </draw:frame>
        <draw:frame draw:style-name="gr38" draw:text-style-name="P6" draw:layer="layout" svg:width="2.263cm" svg:height="0.674cm" svg:x="18.788cm" svg:y="16.478cm">
          <draw:text-box>
            <text:p><text:span text:style-name="T1">R Output</text:span></text:p>
          </draw:text-box>
        </draw:frame>
        <draw:custom-shape draw:style-name="gr42" draw:text-style-name="P1" draw:layer="layout" svg:width="4.445cm" svg:height="1.016cm" svg:x="6.08cm" svg:y="16.367cm">
          <text:p text:style-name="P1"><text:span text:style-name="T1">Multi Tap Comb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4.8cm" svg:y1="11.795cm" svg:x2="6.07cm" svg:y2="11.795cm">
          <text:p/>
        </draw:line>
        <draw:custom-shape draw:style-name="gr9" draw:text-style-name="P1" draw:layer="layout" svg:width="2.54cm" svg:height="1.016cm" svg:x="14.462cm" svg:y="12.557cm">
          <text:p text:style-name="P1"><text:span text:style-name="T1">Limiter</text:span>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9.255cm" svg:y1="13.065cm" svg:x2="11.16cm" svg:y2="13.065cm">
          <text:p/>
        </draw:line>
        <draw:custom-shape draw:style-name="gr44" draw:text-style-name="P1" draw:layer="layout" svg:width="8.29cm" svg:height="1.016cm" svg:x="7.95cm" svg:y="13.827cm">
          <text:p text:style-name="P1"><text:span text:style-name="T1">Cross Mixer</text:span></text:p>
          <draw:enhanced-geometry svg:viewBox="0 0 21600 21600" draw:type="rectangle" draw:enhanced-path="M 0 0 L 21600 0 21600 21600 0 21600 0 0 Z N"/>
        </draw:custom-shape>
        <draw:line draw:style-name="gr45" draw:text-style-name="P2" draw:layer="layout" svg:x1="7.223cm" svg:y1="14.081cm" svg:x2="7.223cm" svg:y2="12.303cm">
          <text:p/>
        </draw:line>
        <draw:line draw:style-name="gr27" draw:text-style-name="P4" draw:layer="layout" svg:x1="10.525cm" svg:y1="11.795cm" svg:x2="18.745cm" svg:y2="11.795cm">
          <text:p/>
        </draw:line>
        <draw:line draw:style-name="gr27" draw:text-style-name="P4" draw:layer="layout" svg:x1="10.525cm" svg:y1="16.875cm" svg:x2="18.78cm" svg:y2="16.875cm">
          <text:p/>
        </draw:line>
        <draw:line draw:style-name="gr3" draw:text-style-name="P2" draw:layer="layout" svg:x1="9.255cm" svg:y1="12.303cm" svg:x2="9.255cm" svg:y2="13.065cm">
          <text:p/>
        </draw:line>
        <draw:line draw:style-name="gr45" draw:text-style-name="P2" draw:layer="layout" svg:x1="7.223cm" svg:y1="14.589cm" svg:x2="7.223cm" svg:y2="16.367cm">
          <text:p/>
        </draw:line>
        <draw:line draw:style-name="gr3" draw:text-style-name="P2" draw:layer="layout" svg:x1="7.95cm" svg:y1="14.589cm" svg:x2="7.223cm" svg:y2="14.589cm">
          <text:p/>
        </draw:line>
        <draw:line draw:style-name="gr3" draw:text-style-name="P2" draw:layer="layout" svg:x1="7.95cm" svg:y1="14.081cm" svg:x2="7.223cm" svg:y2="14.081cm">
          <text:p/>
        </draw:line>
        <draw:custom-shape draw:style-name="gr9" draw:text-style-name="P1" draw:layer="layout" svg:width="2.54cm" svg:height="1.016cm" svg:x="14.462cm" svg:y="15.097cm">
          <text:p text:style-name="P1"><text:span text:style-name="T1">Limi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1.016cm" svg:x="11.16cm" svg:y="15.097cm">
          <text:p text:style-name="P1"><text:span text:style-name="T1">Highpas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255cm" svg:y1="16.367cm" svg:x2="9.255cm" svg:y2="15.605cm">
          <text:p/>
        </draw:line>
        <draw:line draw:style-name="gr27" draw:text-style-name="P4" draw:layer="layout" svg:x1="13.7cm" svg:y1="15.605cm" svg:x2="14.462cm" svg:y2="15.605cm">
          <text:p/>
        </draw:line>
        <draw:line draw:style-name="gr3" draw:text-style-name="P2" draw:layer="layout" svg:x1="17.002cm" svg:y1="13.065cm" svg:x2="17.51cm" svg:y2="13.065cm">
          <text:p/>
        </draw:line>
        <draw:line draw:style-name="gr3" draw:text-style-name="P2" draw:layer="layout" svg:x1="16.967cm" svg:y1="15.605cm" svg:x2="17.51cm" svg:y2="15.605cm">
          <text:p/>
        </draw:line>
        <draw:line draw:style-name="gr3" draw:text-style-name="P2" draw:layer="layout" svg:x1="17.51cm" svg:y1="13.065cm" svg:x2="17.51cm" svg:y2="14.081cm">
          <text:p/>
        </draw:line>
        <draw:line draw:style-name="gr46" draw:text-style-name="P2" draw:layer="layout" svg:x1="17.51cm" svg:y1="14.081cm" svg:x2="16.24cm" svg:y2="14.081cm">
          <text:p/>
        </draw:line>
        <draw:line draw:style-name="gr46" draw:text-style-name="P2" draw:layer="layout" svg:x1="17.51cm" svg:y1="14.589cm" svg:x2="16.24cm" svg:y2="14.589cm">
          <text:p/>
        </draw:line>
        <draw:line draw:style-name="gr3" draw:text-style-name="P2" draw:layer="layout" svg:x1="17.51cm" svg:y1="15.605cm" svg:x2="17.51cm" svg:y2="14.589cm">
          <text:p/>
        </draw:line>
        <draw:line draw:style-name="gr27" draw:text-style-name="P4" draw:layer="layout" svg:x1="8.012cm" svg:y1="7.985cm" svg:x2="8.647cm" svg:y2="7.985cm">
          <text:p/>
        </draw:line>
        <draw:frame draw:style-name="gr33" draw:text-style-name="P6" draw:layer="layout" svg:width="2.043cm" svg:height="0.674cm" svg:x="2.781cm" svg:y="7.592cm">
          <draw:text-box>
            <text:p><text:span text:style-name="T1">R Input</text:span></text:p>
          </draw:text-box>
        </draw:frame>
        <draw:frame draw:style-name="gr33" draw:text-style-name="P6" draw:layer="layout" svg:width="2.043cm" svg:height="0.674cm" svg:x="2.744cm" svg:y="5.064cm">
          <draw:text-box>
            <text:p><text:span text:style-name="T1">L Input</text:span></text:p>
          </draw:text-box>
        </draw:frame>
        <draw:frame draw:style-name="gr38" draw:text-style-name="P6" draw:layer="layout" svg:width="2.263cm" svg:height="0.674cm" svg:x="22.586cm" svg:y="5.064cm">
          <draw:text-box>
            <text:p><text:span text:style-name="T1">L Output</text:span></text:p>
          </draw:text-box>
        </draw:frame>
        <draw:frame draw:style-name="gr38" draw:text-style-name="P6" draw:layer="layout" svg:width="2.263cm" svg:height="0.674cm" svg:x="22.613cm" svg:y="7.592cm">
          <draw:text-box>
            <text:p><text:span text:style-name="T1">R Output</text:span></text:p>
          </draw:text-box>
        </draw:frame>
        <draw:custom-shape draw:style-name="gr47" draw:text-style-name="P1" draw:layer="layout" svg:width="2.54cm" svg:height="3.81cm" svg:x="12.43cm" svg:y="4.81cm">
          <text:p text:style-name="P1"><text:span text:style-name="T1">SMT Comb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7.985cm" svg:y1="5.445cm" svg:x2="8.62cm" svg:y2="5.445cm">
          <text:p/>
        </draw:line>
        <draw:custom-shape draw:style-name="gr48" draw:text-style-name="P18" draw:layer="layout" svg:width="1.905cm" svg:height="3.81cm" svg:x="6.08cm" svg:y="4.81cm">
          <text:p text:style-name="P18"><text:span text:style-name="T9">L-R</text:span></text:p>
          <text:p text:style-name="P18"><text:span text:style-name="T9"/></text:p>
          <text:p text:style-name="P18"><text:span text:style-name="T9">to</text:span></text:p>
          <text:p text:style-name="P18"><text:span text:style-name="T9"/></text:p>
          <text:p text:style-name="P18"><text:span text:style-name="T9">M-S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1.905cm" svg:height="3.81cm" svg:x="19.415cm" svg:y="4.81cm">
          <text:p text:style-name="P18"><text:span text:style-name="T9">M-S</text:span></text:p>
          <text:p text:style-name="P18"><text:span text:style-name="T9"/></text:p>
          <text:p text:style-name="P19"><text:span text:style-name="T9">to</text:span></text:p>
          <text:p text:style-name="P18"><text:span text:style-name="T9"/></text:p>
          <text:p text:style-name="P18"><text:span text:style-name="T9">L-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4.97cm" svg:y1="5.445cm" svg:x2="15.605cm" svg:y2="5.445cm">
          <text:p/>
        </draw:line>
        <draw:line draw:style-name="gr27" draw:text-style-name="P4" draw:layer="layout" svg:x1="14.997cm" svg:y1="7.985cm" svg:x2="15.632cm" svg:y2="7.985cm">
          <text:p/>
        </draw:line>
        <draw:line draw:style-name="gr27" draw:text-style-name="P4" draw:layer="layout" svg:x1="4.81cm" svg:y1="5.445cm" svg:x2="6.08cm" svg:y2="5.445cm">
          <text:p/>
        </draw:line>
        <draw:line draw:style-name="gr27" draw:text-style-name="P4" draw:layer="layout" svg:x1="4.837cm" svg:y1="7.985cm" svg:x2="6.107cm" svg:y2="7.985cm">
          <text:p/>
        </draw:line>
        <draw:line draw:style-name="gr27" draw:text-style-name="P4" draw:layer="layout" svg:x1="21.347cm" svg:y1="7.985cm" svg:x2="22.617cm" svg:y2="7.985cm">
          <text:p/>
        </draw:line>
        <draw:line draw:style-name="gr27" draw:text-style-name="P4" draw:layer="layout" svg:x1="21.32cm" svg:y1="5.445cm" svg:x2="22.59cm" svg:y2="5.445cm">
          <text:p/>
        </draw:line>
        <draw:custom-shape draw:style-name="gr49" draw:text-style-name="P1" draw:layer="layout" svg:width="3.175cm" svg:height="1.016cm" svg:x="8.62cm" svg:y="4.937cm">
          <text:p text:style-name="P1"><text:span text:style-name="T1">Up Sampl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1.795cm" svg:y1="5.445cm" svg:x2="12.43cm" svg:y2="5.445cm">
          <text:p/>
        </draw:line>
        <draw:custom-shape draw:style-name="gr50" draw:text-style-name="P1" draw:layer="layout" svg:width="3.148cm" svg:height="1.016cm" svg:x="8.647cm" svg:y="7.477cm">
          <text:p text:style-name="P1"><text:span text:style-name="T1">Up Sampl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1.795cm" svg:y1="7.985cm" svg:x2="12.43cm" svg:y2="7.985cm">
          <text:p/>
        </draw:line>
        <draw:custom-shape draw:style-name="gr49" draw:text-style-name="P1" draw:layer="layout" svg:width="3.175cm" svg:height="1.016cm" svg:x="15.632cm" svg:y="7.477cm">
          <text:p text:style-name="P1"><text:span text:style-name="T1">Down Sampl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3.175cm" svg:height="1.016cm" svg:x="15.605cm" svg:y="4.937cm">
          <text:p text:style-name="P1"><text:span text:style-name="T1">Down Sampl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8.78cm" svg:y1="5.445cm" svg:x2="19.415cm" svg:y2="5.445cm">
          <text:p/>
        </draw:line>
        <draw:line draw:style-name="gr27" draw:text-style-name="P4" draw:layer="layout" svg:x1="18.807cm" svg:y1="7.985cm" svg:x2="19.442cm" svg:y2="7.985cm">
          <text:p/>
        </draw:line>
        <draw:frame draw:style-name="gr51" draw:text-style-name="P20" draw:layer="layout" svg:width="1.687cm" svg:height="0.674cm" svg:x="4.429cm" svg:y="10.94cm">
          <draw:text-box>
            <text:p><text:span text:style-name="T10">Main In</text:span></text:p>
          </draw:text-box>
        </draw:frame>
        <draw:frame draw:style-name="gr52" draw:text-style-name="P20" draw:layer="layout" svg:width="1.857cm" svg:height="0.674cm" svg:x="5.239cm" svg:y="12.391cm">
          <draw:text-box>
            <text:p><text:span text:style-name="T10">Cross In</text:span></text:p>
          </draw:text-box>
        </draw:frame>
        <draw:frame draw:style-name="gr52" draw:text-style-name="P20" draw:layer="layout" svg:width="1.857cm" svg:height="0.674cm" svg:x="5.239cm" svg:y="15.732cm">
          <draw:text-box>
            <text:p><text:span text:style-name="T10">Cross In</text:span></text:p>
          </draw:text-box>
        </draw:frame>
        <draw:frame draw:style-name="gr51" draw:text-style-name="P20" draw:layer="layout" svg:width="1.687cm" svg:height="0.674cm" svg:x="4.393cm" svg:y="17.183cm">
          <draw:text-box>
            <text:p><text:span text:style-name="T10">Main In</text:span></text:p>
          </draw:text-box>
        </draw:frame>
        <draw:frame draw:style-name="gr53" draw:text-style-name="P20" draw:layer="layout" svg:width="2.026cm" svg:height="0.674cm" svg:x="9.261cm" svg:y="12.391cm">
          <draw:text-box>
            <text:p><text:span text:style-name="T10">Cross Out</text:span></text:p>
          </draw:text-box>
        </draw:frame>
        <draw:frame draw:style-name="gr53" draw:text-style-name="P20" draw:layer="layout" svg:width="2.026cm" svg:height="0.674cm" svg:x="9.255cm" svg:y="15.732cm">
          <draw:text-box>
            <text:p><text:span text:style-name="T10">Cross Out</text:span></text:p>
          </draw:text-box>
        </draw:frame>
        <draw:frame draw:style-name="gr54" draw:text-style-name="P12" draw:layer="layout" svg:width="8.63cm" svg:height="0.738cm" svg:x="2.276cm" svg:y="10.017cm">
          <draw:text-box>
            <text:p><text:span text:style-name="T5">Stereo Multi Tap Comb (SMT Comb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adornments="Regular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3H9M37S</meta:editing-duration>
    <meta:editing-cycles>246</meta:editing-cycles>
    <meta:generator>LibreOffice/7.3.2.2$Windows_X86_64 LibreOffice_project/49f2b1bff42cfccbd8f788c8dc32c1c309559be0</meta:generator>
    <dc:title>A4_Landscape</dc:title>
    <dc:date>2022-07-21T12:58:11.733000000</dc:date>
    <meta:document-statistic meta:object-count="259"/>
    <meta:template xlink:type="simple" xlink:actuate="onRequest" xlink:title="A4_Landscape" xlink:href="../../AppData/Roaming/LibreOffice/4/user/template/A4_Landscape.otg" meta:date="2020-08-18T11:09:49.288000000"/>
  </office:meta>
</office:document-meta>
</file>